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d4ab" officeooo:paragraph-rsid="001ad4ab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ad4ab"/>
    </style:style>
    <style:style style:name="P3" style:family="paragraph" style:parent-style-name="Standard" style:list-style-name="L2">
      <style:paragraph-properties fo:text-align="justify" style:justify-single-word="false"/>
      <style:text-properties officeooo:paragraph-rsid="001ad4ab"/>
    </style:style>
    <style:style style:name="P4" style:family="paragraph" style:parent-style-name="Standard" style:list-style-name="L3">
      <style:paragraph-properties fo:text-align="justify" style:justify-single-word="false"/>
      <style:text-properties officeooo:paragraph-rsid="001ad4ab"/>
    </style:style>
    <style:style style:name="P5" style:family="paragraph" style:parent-style-name="Standard" style:list-style-name="L4">
      <style:paragraph-properties fo:text-align="justify" style:justify-single-word="false"/>
      <style:text-properties officeooo:paragraph-rsid="001ad4ab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1ad4ab"/>
    </style:style>
    <style:style style:name="P7" style:family="paragraph" style:parent-style-name="Standard" style:list-style-name="L6">
      <style:paragraph-properties fo:text-align="justify" style:justify-single-word="false"/>
      <style:text-properties officeooo:paragraph-rsid="001ad4ab"/>
    </style:style>
    <style:style style:name="P8" style:family="paragraph" style:parent-style-name="Standard" style:list-style-name="L7">
      <style:paragraph-properties fo:text-align="justify" style:justify-single-word="false"/>
      <style:text-properties officeooo:paragraph-rsid="001ad4ab"/>
    </style:style>
    <style:style style:name="P9" style:family="paragraph" style:parent-style-name="Standard" style:list-style-name="L8">
      <style:paragraph-properties fo:text-align="justify" style:justify-single-word="false"/>
      <style:text-properties officeooo:paragraph-rsid="001ad4ab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ad4ab" officeooo:paragraph-rsid="001ad4a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1ad4ab" officeooo:paragraph-rsid="001ad4ab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4ab" style:font-weight-asian="bold" style:font-weight-complex="bold"/>
    </style:style>
    <style:style style:name="T3" style:family="text">
      <style:text-properties officeooo:rsid="001ad4ab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mplementação da camada física do Projeto de Redes de Computadores I</text:p>
      <text:p text:style-name="P10"/>
      <text:p text:style-name="P10">Integrantes: </text:p>
      <text:p text:style-name="P1"><text:s text:c="4"/>Guilherme Medeiros, Higor Amorim, Matheus Rosa, Renan Nascimento.</text:p>
      <text:p text:style-name="P1"/>
      <text:p text:style-name="P10">Pré requisitos:</text:p>
      <text:list xml:id="list6799789071858766902" text:style-name="L1">
        <text:list-item>
          <text:p text:style-name="P2"><text:span text:style-name="T3"><text:s text:c="4"/>É necessário ter o Ruby instalado nas máquinas de teste.</text:span></text:p>
        </text:list-item>
      </text:list>
      <text:list xml:id="list61533476781611619" text:style-name="L2">
        <text:list-item>
          <text:p text:style-name="P3"><text:span text:style-name="T3"><text:s text:c="4"/>É necessário instalar a biblioteca</text:span></text:p>
        </text:list-item>
      </text:list>
      <text:p text:style-name="P1"><text:s text:c="6"/><text:tab/><text:tab/><text:span text:style-name="T4">gem install macaddr</text:span></text:p>
      <text:list xml:id="list1807823381301500968" text:style-name="L3">
        <text:list-item>
          <text:p text:style-name="P4"><text:span text:style-name="T3"><text:s text:c="4"/>Para executar basta rodar o servidor e o cliente:</text:span></text:p>
        </text:list-item>
      </text:list>
      <text:p text:style-name="P1"><text:s text:c="6"/><text:tab/><text:tab/><text:span text:style-name="T4">ruby camadaFisicaServidor.rb</text:span></text:p>
      <text:p text:style-name="P11"><text:s text:c="6"/><text:tab/><text:tab/>ruby camadaFisicaCliente.rb</text:p>
      <text:p text:style-name="P11"><text:s text:c="4"/></text:p>
      <text:p text:style-name="P10">Decisões de Implementação:</text:p>
      <text:p text:style-name="P1"><text:s text:c="4"/></text:p>
      <text:p text:style-name="P1"><text:tab/>O arquivo que será transmitido já se encontra na pasta, exemplo.pdf. Caso haja necessidade de trocar, o nome deve ser modificado no código do ruby camadaFisicaCliente.rb.</text:p>
      <text:p text:style-name="P1"/>
      <text:p text:style-name="P1">As decisões mais importantes para essa camada foram:</text:p>
      <text:p text:style-name="P1"/>
      <text:list xml:id="list1049939415264694691" text:style-name="L4">
        <text:list-item>
          <text:p text:style-name="P5"><text:span text:style-name="T3">Comunicação entre o cliente e o servidor para estabelecer o tamanho máximo de cada pacote.</text:span></text:p>
        </text:list-item>
      </text:list>
      <text:list xml:id="list3537183985043115337" text:style-name="L5">
        <text:list-item>
          <text:p text:style-name="P6"><text:span text:style-name="T3">Comunicação entre o cliente e o servidor para estabelecer o MAC de origem e o MAC de destino. </text:span></text:p>
        </text:list-item>
      </text:list>
      <text:list xml:id="list3748160600059500793" text:style-name="L6">
        <text:list-item>
          <text:p text:style-name="P7"><text:span text:style-name="T3">Leitura do arquivo a ser transferido e transformação do mesmo em bits, por meio de uma "multiplexação", em que cada caractere lido é transformado em um número binário de 10 bits. </text:span></text:p>
        </text:list-item>
      </text:list>
      <text:list xml:id="list1635911253960710637" text:style-name="L7">
        <text:list-item>
          <text:p text:style-name="P8"><text:span text:style-name="T3">Depois os dados em binário, com base no limite de tamanho, são escritos no txt que representa o pacote e logo após enviados para o destino.</text:span></text:p>
        </text:list-item>
      </text:list>
      <text:list xml:id="list7761742017892418829" text:style-name="L8">
        <text:list-item>
          <text:p text:style-name="P9"><text:span text:style-name="T3"><text:s text:c="6"/>A colisão é gerada por meio de um numero aleatório, com uma probabilidade de 90% e com um tempo de espera também aleatório de 0 a 1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9:55:31.813282704</meta:creation-date>
    <dc:date>2017-04-28T19:59:15.667876612</dc:date>
    <meta:editing-duration>PT3M42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0" meta:word-count="215" meta:character-count="1320" meta:non-whitespace-character-count="1073"/>
  </office:meta>
</office:document-meta>
</file>